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49.288cm" svg:height="15.71cm" svg:x="6.965cm" svg:y="0.19cm">
            <draw:object draw:notify-on-update-of-ranges="Sheet1.A1:Sheet1.A193 Sheet1.B1:Sheet1.B19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]-2" office:value-type="float" office:value="318" calcext:value-type="float">
            <text:p>318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formula="of:=[.A2]-2" office:value-type="float" office:value="316" calcext:value-type="float">
            <text:p>316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formula="of:=[.A3]-2" office:value-type="float" office:value="314" calcext:value-type="float">
            <text:p>314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formula="of:=[.A4]-2" office:value-type="float" office:value="312" calcext:value-type="float">
            <text:p>31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formula="of:=[.A5]-2" office:value-type="float" office:value="310" calcext:value-type="float">
            <text:p>31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formula="of:=[.A6]-2" office:value-type="float" office:value="308" calcext:value-type="float">
            <text:p>308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7]-2" office:value-type="float" office:value="306" calcext:value-type="float">
            <text:p>306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8]-2" office:value-type="float" office:value="304" calcext:value-type="float">
            <text:p>304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formula="of:=[.A9]-2"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formula="of:=[.A10]-2"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formula="of:=[.A11]-2" office:value-type="float" office:value="298" calcext:value-type="float">
            <text:p>29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[.A12]-2" office:value-type="float" office:value="296" calcext:value-type="float">
            <text:p>29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formula="of:=[.A13]-2"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formula="of:=[.A14]-2" office:value-type="float" office:value="292" calcext:value-type="float">
            <text:p>29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formula="of:=[.A15]-2" office:value-type="float" office:value="290" calcext:value-type="float">
            <text:p>29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formula="of:=[.A16]-2" office:value-type="float" office:value="288" calcext:value-type="float">
            <text:p>28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[.A17]-2" office:value-type="float" office:value="286" calcext:value-type="float">
            <text:p>28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[.A18]-2" office:value-type="float" office:value="284" calcext:value-type="float">
            <text:p>28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[.A19]-2" office:value-type="float" office:value="282" calcext:value-type="float">
            <text:p>28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[.A20]-2"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[.A21]-2" office:value-type="float" office:value="278" calcext:value-type="float">
            <text:p>27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[.A22]-2" office:value-type="float" office:value="276" calcext:value-type="float">
            <text:p>27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23]-2" office:value-type="float" office:value="274" calcext:value-type="float">
            <text:p>27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24]-2"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25]-2"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26]-2" office:value-type="float" office:value="268" calcext:value-type="float">
            <text:p>26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27]-2" office:value-type="float" office:value="266" calcext:value-type="float">
            <text:p>26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28]-2" office:value-type="float" office:value="264" calcext:value-type="float">
            <text:p>26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[.A29]-2" office:value-type="float" office:value="262" calcext:value-type="float">
            <text:p>26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[.A30]-2" office:value-type="float" office:value="260" calcext:value-type="float">
            <text:p>26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[.A31]-2" office:value-type="float" office:value="258" calcext:value-type="float">
            <text:p>25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[.A32]-2"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[.A33]-2" office:value-type="float" office:value="254" calcext:value-type="float">
            <text:p>25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[.A34]-2" office:value-type="float" office:value="252" calcext:value-type="float">
            <text:p>25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formula="of:=[.A35]-2"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formula="of:=[.A36]-2" office:value-type="float" office:value="248" calcext:value-type="float">
            <text:p>248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formula="of:=[.A37]-2" office:value-type="float" office:value="246" calcext:value-type="float">
            <text:p>24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formula="of:=[.A38]-2" office:value-type="float" office:value="244" calcext:value-type="float">
            <text:p>24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[.A39]-2" office:value-type="float" office:value="242" calcext:value-type="float">
            <text:p>24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formula="of:=[.A40]-2"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formula="of:=[.A41]-2" office:value-type="float" office:value="238" calcext:value-type="float">
            <text:p>23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formula="of:=[.A42]-2"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43]-2" office:value-type="float" office:value="234" calcext:value-type="float">
            <text:p>234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44]-2" office:value-type="float" office:value="232" calcext:value-type="float">
            <text:p>23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formula="of:=[.A45]-2" office:value-type="float" office:value="230" calcext:value-type="float">
            <text:p>23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formula="of:=[.A46]-2" office:value-type="float" office:value="228" calcext:value-type="float">
            <text:p>228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formula="of:=[.A47]-2" office:value-type="float" office:value="226" calcext:value-type="float">
            <text:p>226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formula="of:=[.A48]-2"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formula="of:=[.A49]-2" office:value-type="float" office:value="222" calcext:value-type="float">
            <text:p>22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formula="of:=[.A50]-2" office:value-type="float" office:value="220" calcext:value-type="float">
            <text:p>22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formula="of:=[.A51]-2" office:value-type="float" office:value="218" calcext:value-type="float">
            <text:p>218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formula="of:=[.A52]-2" office:value-type="float" office:value="216" calcext:value-type="float">
            <text:p>216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formula="of:=[.A53]-2" office:value-type="float" office:value="214" calcext:value-type="float">
            <text:p>214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formula="of:=[.A54]-2" office:value-type="float" office:value="212" calcext:value-type="float">
            <text:p>21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55]-2" office:value-type="float" office:value="210" calcext:value-type="float">
            <text:p>21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56]-2" office:value-type="float" office:value="208" calcext:value-type="float">
            <text:p>20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formula="of:=[.A57]-2" office:value-type="float" office:value="206" calcext:value-type="float">
            <text:p>206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formula="of:=[.A58]-2" office:value-type="float" office:value="204" calcext:value-type="float">
            <text:p>20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formula="of:=[.A59]-2" office:value-type="float" office:value="202" calcext:value-type="float">
            <text:p>20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[.A60]-2"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formula="of:=[.A61]-2"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formula="of:=[.A62]-2" office:value-type="float" office:value="196" calcext:value-type="float">
            <text:p>19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formula="of:=[.A63]-2" office:value-type="float" office:value="194" calcext:value-type="float">
            <text:p>19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formula="of:=[.A64]-2"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[.A65]-2"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[.A66]-2"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[.A67]-2" office:value-type="float" office:value="186" calcext:value-type="float">
            <text:p>18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[.A68]-2"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[.A69]-2"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[.A70]-2"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71]-2"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72]-2"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73]-2"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74]-2"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75]-2"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76]-2" office:value-type="float" office:value="168" calcext:value-type="float">
            <text:p>16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[.A77]-2" office:value-type="float" office:value="166" calcext:value-type="float">
            <text:p>16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[.A78]-2" office:value-type="float" office:value="164" calcext:value-type="float">
            <text:p>16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[.A79]-2" office:value-type="float" office:value="162" calcext:value-type="float">
            <text:p>16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[.A80]-2"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[.A81]-2"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[.A82]-2" office:value-type="float" office:value="156" calcext:value-type="float">
            <text:p>15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formula="of:=[.A83]-2" office:value-type="float" office:value="154" calcext:value-type="float">
            <text:p>15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formula="of:=[.A84]-2" office:value-type="float" office:value="152" calcext:value-type="float">
            <text:p>15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formula="of:=[.A85]-2"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formula="of:=[.A86]-2" office:value-type="float" office:value="148" calcext:value-type="float">
            <text:p>14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[.A87]-2" office:value-type="float" office:value="146" calcext:value-type="float">
            <text:p>14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formula="of:=[.A88]-2" office:value-type="float" office:value="144" calcext:value-type="float">
            <text:p>144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formula="of:=[.A89]-2" office:value-type="float" office:value="142" calcext:value-type="float">
            <text:p>14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formula="of:=[.A90]-2" office:value-type="float" office:value="140" calcext:value-type="float">
            <text:p>14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91]-2" office:value-type="float" office:value="138" calcext:value-type="float">
            <text:p>138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92]-2" office:value-type="float" office:value="136" calcext:value-type="float">
            <text:p>136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formula="of:=[.A93]-2" office:value-type="float" office:value="134" calcext:value-type="float">
            <text:p>134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formula="of:=[.A94]-2" office:value-type="float" office:value="132" calcext:value-type="float">
            <text:p>13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formula="of:=[.A95]-2" office:value-type="float" office:value="130" calcext:value-type="float">
            <text:p>13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formula="of:=[.A96]-2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formula="of:=[.A97]-2" office:value-type="float" office:value="126" calcext:value-type="float">
            <text:p>126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formula="of:=[.A98]-2" office:value-type="float" office:value="124" calcext:value-type="float">
            <text:p>124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formula="of:=[.A99]-2" office:value-type="float" office:value="122" calcext:value-type="float">
            <text:p>12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formula="of:=[.A100]-2" office:value-type="float" office:value="120" calcext:value-type="float">
            <text:p>12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formula="of:=[.A101]-2" office:value-type="float" office:value="118" calcext:value-type="float">
            <text:p>118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formula="of:=[.A102]-2" office:value-type="float" office:value="116" calcext:value-type="float">
            <text:p>116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103]-2" office:value-type="float" office:value="114" calcext:value-type="float">
            <text:p>114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104]-2"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formula="of:=[.A105]-2"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formula="of:=[.A106]-2" office:value-type="float" office:value="108" calcext:value-type="float">
            <text:p>10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formula="of:=[.A107]-2" office:value-type="float" office:value="106" calcext:value-type="float">
            <text:p>10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[.A108]-2" office:value-type="float" office:value="104" calcext:value-type="float">
            <text:p>10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formula="of:=[.A109]-2"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formula="of:=[.A110]-2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formula="of:=[.A111]-2"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formula="of:=[.A112]-2"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[.A113]-2"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[.A114]-2"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[.A115]-2"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[.A116]-2"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[.A117]-2"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[.A118]-2"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119]-2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120]-2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121]-2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122]-2"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123]-2"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124]-2"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[.A125]-2"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[.A126]-2"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[.A127]-2"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[.A128]-2"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[.A129]-2"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[.A130]-2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formula="of:=[.A131]-2"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formula="of:=[.A132]-2"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formula="of:=[.A133]-2"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formula="of:=[.A134]-2"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[.A135]-2"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formula="of:=[.A136]-2"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formula="of:=[.A137]-2"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formula="of:=[.A138]-2"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139]-2"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140]-2"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formula="of:=[.A141]-2"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formula="of:=[.A142]-2"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formula="of:=[.A143]-2"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formula="of:=[.A144]-2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formula="of:=[.A145]-2"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formula="of:=[.A146]-2"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formula="of:=[.A147]-2"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formula="of:=[.A148]-2"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formula="of:=[.A149]-2"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formula="of:=[.A150]-2"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151]-2"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152]-2"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formula="of:=[.A153]-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formula="of:=[.A154]-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formula="of:=[.A155]-2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[.A156]-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formula="of:=[.A157]-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formula="of:=[.A158]-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formula="of:=[.A159]-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formula="of:=[.A160]-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[.A161]-2"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[.A162]-2"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[.A163]-2" office:value-type="float" office:value="-6" calcext:value-type="float">
            <text:p>-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[.A164]-2"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[.A165]-2" office:value-type="float" office:value="-10" calcext:value-type="float">
            <text:p>-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[.A166]-2" office:value-type="float" office:value="-12" calcext:value-type="float">
            <text:p>-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167]-2" office:value-type="float" office:value="-14" calcext:value-type="float">
            <text:p>-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168]-2" office:value-type="float" office:value="-16" calcext:value-type="float">
            <text:p>-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169]-2" office:value-type="float" office:value="-18" calcext:value-type="float">
            <text:p>-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170]-2" office:value-type="float" office:value="-20" calcext:value-type="float">
            <text:p>-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171]-2" office:value-type="float" office:value="-22" calcext:value-type="float">
            <text:p>-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172]-2" office:value-type="float" office:value="-24" calcext:value-type="float">
            <text:p>-2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173]-2" office:value-type="float" office:value="-26" calcext:value-type="float">
            <text:p>-2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[.A174]-2" office:value-type="float" office:value="-28" calcext:value-type="float">
            <text:p>-2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[.A175]-2" office:value-type="float" office:value="-30" calcext:value-type="float">
            <text:p>-3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[.A176]-2" office:value-type="float" office:value="-32" calcext:value-type="float">
            <text:p>-3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[.A177]-2" office:value-type="float" office:value="-34" calcext:value-type="float">
            <text:p>-3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[.A178]-2" office:value-type="float" office:value="-36" calcext:value-type="float">
            <text:p>-3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[.A179]-2" office:value-type="float" office:value="-38" calcext:value-type="float">
            <text:p>-3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formula="of:=[.A180]-2" office:value-type="float" office:value="-40" calcext:value-type="float">
            <text:p>-4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formula="of:=[.A181]-2" office:value-type="float" office:value="-42" calcext:value-type="float">
            <text:p>-4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formula="of:=[.A182]-2" office:value-type="float" office:value="-44" calcext:value-type="float">
            <text:p>-4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formula="of:=[.A183]-2" office:value-type="float" office:value="-46" calcext:value-type="float">
            <text:p>-4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[.A184]-2" office:value-type="float" office:value="-48" calcext:value-type="float">
            <text:p>-4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formula="of:=[.A185]-2" office:value-type="float" office:value="-50" calcext:value-type="float">
            <text:p>-5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formula="of:=[.A186]-2" office:value-type="float" office:value="-52" calcext:value-type="float">
            <text:p>-5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formula="of:=[.A187]-2" office:value-type="float" office:value="-54" calcext:value-type="float">
            <text:p>-54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188]-2" office:value-type="float" office:value="-56" calcext:value-type="float">
            <text:p>-56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189]-2" office:value-type="float" office:value="-58" calcext:value-type="float">
            <text:p>-58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formula="of:=[.A190]-2" office:value-type="float" office:value="-60" calcext:value-type="float">
            <text:p>-6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formula="of:=[.A191]-2" office:value-type="float" office:value="-62" calcext:value-type="float">
            <text:p>-6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formula="of:=[.A192]-2" office:value-type="float" office:value="-64" calcext:value-type="float">
            <text:p>-64</text:p>
          </table:table-cell>
          <table:table-cell office:value-type="float" office:value="15" calcext:value-type="float">
            <text:p>1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8">00.00.0000</text:date>, <text:time style:data-style-name="N2" text:time-value="19:11:24.1259784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0:05:28.810777038</meta:creation-date>
    <dc:date>2024-01-08T19:12:18.098730428</dc:date>
    <meta:editing-duration>PT3H47M49S</meta:editing-duration>
    <meta:editing-cycles>9</meta:editing-cycles>
    <meta:generator>LibreOffice/7.6.4.1$MacOSX_X86_64 LibreOffice_project/e19e193f88cd6c0525a17fb7a176ed8e6a3e2aa1</meta:generator>
    <meta:document-statistic meta:table-count="1" meta:cell-count="387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1" chart:maximum="72" chart:interval-major="1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9.289cm" svg:height="15.711cm" xlink:href=".." xlink:type="simple" chart:class="chart:scatter" chart:style-name="ch1">
        <chart:plot-area chart:style-name="ch2" table:cell-range-address="Sheet1.A1:Sheet1.B193" svg:x="0.985cm" svg:y="0.314cm" svg:width="47.319cm" svg:height="15.083cm">
          <chart:coordinate-region svg:x="1.326cm" svg:y="0.314cm" svg:width="46.694cm" svg:height="14.433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93" chart:class="chart:scatter">
            <chart:domain table:cell-range-address="Sheet1.A1:Sheet1.A193"/>
            <chart:data-point chart:repeated="19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0">
                <text:p>320</text:p>
                <draw:g>
                  <svg:desc>Sheet1.A1:Sheet1.A193</svg:desc>
                </draw:g>
              </table:table-cell>
              <table:table-cell office:value-type="float" office:value="16">
                <text:p>16</text:p>
                <draw:g>
                  <svg:desc>Sheet1.B1:Sheet1.B1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8">
                <text:p>3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6">
                <text:p>3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4">
                <text:p>3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2">
                <text:p>3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0">
                <text:p>3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8">
                <text:p>30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6">
                <text:p>30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4">
                <text:p>30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2">
                <text:p>30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8">
                <text:p>2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6">
                <text:p>29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4">
                <text:p>29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2">
                <text:p>2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0">
                <text:p>2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8">
                <text:p>2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6">
                <text:p>2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4">
                <text:p>2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2">
                <text:p>2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0">
                <text:p>2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8">
                <text:p>2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6">
                <text:p>2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4">
                <text:p>2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2">
                <text:p>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0">
                <text:p>2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8">
                <text:p>2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6">
                <text:p>2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4">
                <text:p>2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2">
                <text:p>2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0">
                <text:p>2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8">
                <text:p>2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6">
                <text:p>2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4">
                <text:p>2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2">
                <text:p>2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0">
                <text:p>2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8">
                <text:p>2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6">
                <text:p>24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4">
                <text:p>2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2">
                <text:p>24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0">
                <text:p>24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4">
                <text:p>23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2">
                <text:p>23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0">
                <text:p>2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8">
                <text:p>2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26">
                <text:p>2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24">
                <text:p>2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22">
                <text:p>22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20">
                <text:p>2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8">
                <text:p>2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6">
                <text:p>2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14">
                <text:p>2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2">
                <text:p>2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0">
                <text:p>2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8">
                <text:p>20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6">
                <text:p>2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4">
                <text:p>20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2">
                <text:p>2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0">
                <text:p>2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8">
                <text:p>19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">
                <text:p>1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4">
                <text:p>1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2">
                <text:p>1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0">
                <text:p>1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8">
                <text:p>1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6">
                <text:p>1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4">
                <text:p>1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2">
                <text:p>1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0">
                <text:p>1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8">
                <text:p>1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6">
                <text:p>1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4">
                <text:p>1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2">
                <text:p>1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0">
                <text:p>1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8">
                <text:p>1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6">
                <text:p>1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4">
                <text:p>1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0">
                <text:p>1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8">
                <text:p>1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6">
                <text:p>1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4">
                <text:p>1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2">
                <text:p>1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0">
                <text:p>1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8">
                <text:p>1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6">
                <text:p>14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4">
                <text:p>14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2">
                <text:p>14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0">
                <text:p>1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8">
                <text:p>1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6">
                <text:p>1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4">
                <text:p>13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2">
                <text:p>1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0">
                <text:p>1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8">
                <text:p>1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6">
                <text:p>12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4">
                <text:p>1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2">
                <text:p>1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0">
                <text:p>1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8">
                <text:p>1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6">
                <text:p>1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4">
                <text:p>1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2">
                <text:p>1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0">
                <text:p>1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8">
                <text:p>10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6">
                <text:p>1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4">
                <text:p>10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0">
                <text:p>1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8">
                <text:p>9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6">
                <text:p>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4">
                <text:p>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2">
                <text:p>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0">
                <text:p>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8">
                <text:p>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6">
                <text:p>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4">
                <text:p>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2">
                <text:p>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8">
                <text:p>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6">
                <text:p>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4">
                <text:p>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2">
                <text:p>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0">
                <text:p>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8">
                <text:p>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6">
                <text:p>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">
                <text:p>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2">
                <text:p>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0">
                <text:p>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8">
                <text:p>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6">
                <text:p>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4">
                <text:p>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2">
                <text:p>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0">
                <text:p>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8">
                <text:p>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6">
                <text:p>4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4">
                <text:p>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2">
                <text:p>4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8">
                <text:p>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6">
                <text:p>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4">
                <text:p>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2">
                <text:p>3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0">
                <text:p>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8">
                <text:p>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6">
                <text:p>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4">
                <text:p>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2">
                <text:p>-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4">
                <text:p>-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6">
                <text:p>-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0">
                <text:p>-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2">
                <text:p>-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4">
                <text:p>-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6">
                <text:p>-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8">
                <text:p>-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20">
                <text:p>-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22">
                <text:p>-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24">
                <text:p>-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26">
                <text:p>-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28">
                <text:p>-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30">
                <text:p>-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32">
                <text:p>-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34">
                <text:p>-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36">
                <text:p>-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38">
                <text:p>-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40">
                <text:p>-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42">
                <text:p>-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44">
                <text:p>-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46">
                <text:p>-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48">
                <text:p>-4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50">
                <text:p>-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52">
                <text:p>-5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54">
                <text:p>-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56">
                <text:p>-5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58">
                <text:p>-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60">
                <text:p>-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62">
                <text:p>-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64">
                <text:p>-64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MacOSX_X86_64 LibreOffice_project/e19e193f88cd6c0525a17fb7a176ed8e6a3e2aa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